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0/00/0000</text:date>, <text:time style:data-style-name="N2" text:time-value="20:14:19.286055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8T20:15:32.383196473</dc:date>
    <meta:editing-duration>PT17M5S</meta:editing-duration>
    <meta:editing-cycles>6</meta:editing-cycles>
    <meta:generator>LibreOffice/5.3.3.2$MacOSX_X86_64 LibreOffice_project/3d9a8b4b4e538a85e0782bd6c2d430bafe583448</meta:generator>
    <meta:document-statistic meta:table-count="2" meta:cell-count="1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